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50%" style:writing-mode="lr-tb"/>
    </style:style>
    <style:style style:name="P2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line-height="150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7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justify" fo:break-before="auto" fo:line-height="100%" style:writing-mode="lr-tb"/>
    </style:style>
    <style:style style:name="T13_1" style:family="text">
      <style:text-properties fo:font-size="14pt" style:font-size-asian="14pt" style:font-size-complex="14pt" fo:font-weight="bold" style:font-weight-asian="bold" style:font-weight-complex="bold"/>
    </style:style>
    <style:style style:name="T13_2" style:family="text">
      <style:text-properties fo:font-size="14pt" style:font-size-asian="14pt" style:font-size-complex="14pt" fo:font-weight="bold" style:font-weight-asian="bold" style:font-weight-complex="bold"/>
    </style:style>
    <style:style style:name="T13_3" style:family="text">
      <style:text-properties fo:font-size="14pt" style:font-size-asian="14pt" style:font-size-complex="14pt" fo:font-weight="bold" style:font-weight-asian="bold" style:font-weight-complex="bold"/>
    </style:style>
    <style:style style:name="T13_4" style:family="text">
      <style:text-properties fo:font-size="14pt" style:font-size-asian="14pt" style:font-size-complex="14pt" fo:font-weight="bold" style:font-weight-asian="bold" style:font-weight-complex="bold"/>
    </style:style>
    <style:style style:name="T13_5" style:family="text">
      <style:text-properties fo:font-size="14pt" style:font-size-asian="14pt" style:font-size-complex="14pt" fo:font-weight="bold" style:font-weight-asian="bold" style:font-weight-complex="bold"/>
    </style:style>
    <style:style style:name="T13_6" style:family="text">
      <style:text-properties fo:font-size="14pt" style:font-size-asian="14pt" style:font-size-complex="14pt" fo:font-weight="bold" style:font-weight-asian="bold" style:font-weight-complex="bold"/>
    </style:style>
    <style:style style:name="T13_7" style:family="text">
      <style:text-properties fo:font-size="14pt" style:font-size-asian="14pt" style:font-size-complex="14pt" fo:font-weight="bold" style:font-weight-asian="bold" style:font-weight-complex="bold"/>
    </style:style>
    <style:style style:name="P14" style:family="paragraph" style:parent-style-name="Standard">
      <style:paragraph-properties fo:text-align="justify" fo:break-before="auto" fo:line-height="100%" style:writing-mode="lr-tb"/>
    </style:style>
    <style:style style:name="T14_1" style:family="text">
      <style:text-properties fo:font-size="14pt" style:font-size-asian="14pt" style:font-size-complex="14pt" fo:font-weight="bold" style:font-weight-asian="bold" style:font-weight-complex="bold"/>
    </style:style>
    <style:style style:name="T14_2" style:family="text">
      <style:text-properties fo:font-size="14pt" style:font-size-asian="14pt" style:font-size-complex="14pt" fo:font-weight="bold" style:font-weight-asian="bold" style:font-weight-complex="bold"/>
    </style:style>
    <style:style style:name="P15" style:family="paragraph" style:parent-style-name="Standard">
      <style:paragraph-properties fo:text-align="justify"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6" style:family="paragraph" style:parent-style-name="Standard">
      <style:paragraph-properties fo:text-align="justify"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text-align="justify"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text-align="justify"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break-before="page" fo:line-height="150%" style:writing-mode="lr-tb"/>
      <style:text-properties fo:font-size="12pt" style:font-size-asian="12pt" style:font-size-complex="12pt"/>
    </style:style>
    <style:style style:name="P20" style:family="paragraph" style:parent-style-name="Standard">
      <style:paragraph-properties fo:text-align="justify" fo:break-before="auto" fo:line-height="107%" fo:margin-bottom="0.212cm" style:writing-mode="lr-tb"/>
    </style:style>
    <style:style style:name="T20_1" style:family="text">
      <style:text-properties fo:font-size="20pt" style:font-size-asian="20pt" style:font-size-complex="20pt" fo:font-weight="bold" style:font-weight-asian="bold" style:font-weight-complex="bold"/>
    </style:style>
    <style:style style:name="T20_2" style:family="text">
      <style:text-properties fo:font-size="20pt" style:font-size-asian="20pt" style:font-size-complex="20pt"/>
    </style:style>
    <style:style style:name="T20_3" style:family="text">
      <style:text-properties fo:font-size="20pt" style:font-size-asian="20pt" style:font-size-complex="20pt"/>
    </style:style>
    <style:style style:name="T20_4" style:family="text">
      <style:text-properties fo:font-size="20pt" style:font-size-asian="20pt" style:font-size-complex="20pt"/>
    </style:style>
    <style:style style:name="T20_5" style:family="text">
      <style:text-properties fo:font-size="20pt" style:font-size-asian="20pt" style:font-size-complex="20pt"/>
    </style:style>
    <style:style style:name="T20_6" style:family="text">
      <style:text-properties fo:font-size="20pt" style:font-size-asian="20pt" style:font-size-complex="20pt"/>
    </style:style>
    <style:style style:name="T20_7" style:family="text">
      <style:text-properties fo:font-size="20pt" style:font-size-asian="20pt" style:font-size-complex="20pt"/>
    </style:style>
    <style:style style:name="T20_8" style:family="text">
      <style:text-properties fo:font-size="20pt" style:font-size-asian="20pt" style:font-size-complex="20pt"/>
    </style:style>
    <style:style style:name="T20_9" style:family="text">
      <style:text-properties fo:font-size="20pt" style:font-size-asian="20pt" style:font-size-complex="20pt"/>
    </style:style>
    <style:style style:name="P21" style:family="paragraph" style:parent-style-name="Standard">
      <style:paragraph-properties fo:text-align="justify" fo:break-before="auto" fo:line-height="107%" fo:margin-bottom="0.212cm" style:writing-mode="lr-tb"/>
    </style:style>
    <style:style style:name="T21_1" style:family="text">
      <style:text-properties fo:font-weight="bold" style:font-weight-asian="bold" style:font-weight-complex="bold"/>
    </style:style>
    <style:style style:name="T21_2" style:family="text">
      <style:text-properties fo:font-weight="bold" style:font-weight-asian="bold" style:font-weight-complex="bold"/>
    </style:style>
    <style:style style:name="T21_3" style:family="text">
      <style:text-properties fo:font-weight="bold" style:font-weight-asian="bold" style:font-weight-complex="bold"/>
    </style:style>
    <style:style style:name="T21_4" style:family="text">
      <style:text-properties fo:font-weight="bold" style:font-weight-asian="bold" style:font-weight-complex="bold"/>
    </style:style>
    <style:style style:name="T21_5" style:family="text">
      <style:text-properties fo:font-weight="bold" style:font-weight-asian="bold" style:font-weight-complex="bold"/>
    </style:style>
    <style:style style:name="T21_6" style:family="text">
      <style:text-properties fo:font-weight="bold" style:font-weight-asian="bold" style:font-weight-complex="bold"/>
    </style:style>
    <style:style style:name="T21_7" style:family="text"/>
    <style:style style:name="T21_8" style:family="text"/>
    <style:style style:name="T21_9" style:family="text"/>
    <style:style style:name="P22" style:family="paragraph" style:parent-style-name="Standard">
      <style:paragraph-properties fo:text-align="justify" fo:break-before="auto" fo:line-height="115%" fo:margin-bottom="0.212cm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>
      <style:text-properties fo:font-weight="bold" style:font-weight-asian="bold" style:font-weight-complex="bold"/>
    </style:style>
    <style:style style:name="T22_3" style:family="text">
      <style:text-properties fo:font-weight="bold" style:font-weight-asian="bold" style:font-weight-complex="bold"/>
    </style:style>
    <style:style style:name="T22_4" style:family="text">
      <style:text-properties fo:font-weight="bold" style:font-weight-asian="bold" style:font-weight-complex="bold"/>
    </style:style>
    <style:style style:name="T22_5" style:family="text">
      <style:text-properties fo:font-weight="bold" style:font-weight-asian="bold" style:font-weight-complex="bold"/>
    </style:style>
    <style:style style:name="T22_6" style:family="text">
      <style:text-properties fo:font-weight="bold" style:font-weight-asian="bold" style:font-weight-complex="bold"/>
    </style:style>
    <style:style style:name="T22_7" style:family="text"/>
    <style:style style:name="T22_8" style:family="text"/>
    <style:style style:name="T22_9" style:family="text"/>
    <style:style style:name="T22_10" style:family="text">
      <style:text-properties fo:font-size="10pt" style:font-size-asian="10pt" style:font-size-complex="10pt"/>
    </style:style>
    <style:style style:name="P23" style:family="paragraph" style:parent-style-name="Standard">
      <style:paragraph-properties fo:text-align="justify" fo:break-before="auto" fo:line-height="107%" fo:margin-bottom="0.212cm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P24" style:family="paragraph" style:parent-style-name="Standard">
      <style:paragraph-properties fo:text-align="justify" fo:break-before="auto" fo:line-height="107%" fo:margin-bottom="0.212cm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>
      <style:text-properties fo:font-weight="bold" style:font-weight-asian="bold" style:font-weight-complex="bold"/>
    </style:style>
    <style:style style:name="T24_4" style:family="text">
      <style:text-properties fo:font-weight="bold" style:font-weight-asian="bold" style:font-weight-complex="bold"/>
    </style:style>
    <style:style style:name="T24_5" style:family="text">
      <style:text-properties fo:font-weight="bold" style:font-weight-asian="bold" style:font-weight-complex="bold"/>
    </style:style>
    <style:style style:name="T24_6" style:family="text">
      <style:text-properties fo:font-weight="bold" style:font-weight-asian="bold" style:font-weight-complex="bold"/>
    </style:style>
    <style:style style:name="T24_7" style:family="text"/>
    <style:style style:name="T24_8" style:family="text"/>
    <style:style style:name="T24_9" style:family="text"/>
    <style:style style:name="T24_10" style:family="text">
      <style:text-properties fo:font-weight="bold" style:font-weight-asian="bold" style:font-weight-complex="bold"/>
    </style:style>
    <style:style style:name="T24_11" style:family="text">
      <style:text-properties fo:font-weight="bold" style:font-weight-asian="bold" style:font-weight-complex="bold"/>
    </style:style>
    <style:style style:name="T24_12" style:family="text">
      <style:text-properties fo:font-weight="bold" style:font-weight-asian="bold" style:font-weight-complex="bold"/>
    </style:style>
    <style:style style:name="T24_13" style:family="text">
      <style:text-properties fo:font-weight="bold" style:font-weight-asian="bold" style:font-weight-complex="bold"/>
    </style:style>
    <style:style style:name="T24_14" style:family="text">
      <style:text-properties fo:font-weight="bold" style:font-weight-asian="bold" style:font-weight-complex="bold"/>
    </style:style>
    <style:style style:name="T24_15" style:family="text">
      <style:text-properties fo:font-weight="bold" style:font-weight-asian="bold" style:font-weight-complex="bold"/>
    </style:style>
    <style:style style:name="T24_16" style:family="text"/>
    <style:style style:name="P25" style:family="paragraph" style:parent-style-name="Standard">
      <style:paragraph-properties fo:text-align="justify" fo:break-before="auto" fo:line-height="107%" fo:margin-bottom="0.212cm" style:writing-mode="lr-tb"/>
    </style:style>
    <style:style style:name="T25_1" style:family="text">
      <style:text-properties fo:font-weight="bold" style:font-weight-asian="bold" style:font-weight-complex="bold"/>
    </style:style>
    <style:style style:name="T25_2" style:family="text">
      <style:text-properties fo:font-weight="bold" style:font-weight-asian="bold" style:font-weight-complex="bold"/>
    </style:style>
    <style:style style:name="T25_3" style:family="text"/>
    <style:style style:name="T25_4" style:family="text"/>
    <style:style style:name="T25_5" style:family="text"/>
    <style:style style:name="T25_6" style:family="text"/>
    <style:style style:name="P26" style:family="paragraph" style:parent-style-name="Standard">
      <style:paragraph-properties fo:text-align="justify" fo:break-before="auto" fo:line-height="107%" fo:margin-bottom="0.212cm" style:writing-mode="lr-tb"/>
    </style:style>
    <style:style style:name="P27" style:family="paragraph" style:parent-style-name="Standard">
      <style:paragraph-properties fo:text-align="justify" fo:break-before="auto" fo:line-height="107%" fo:margin-bottom="0.212cm" style:writing-mode="lr-tb"/>
    </style:style>
    <style:style style:name="T27_1" style:family="text">
      <style:text-properties fo:font-weight="bold" style:font-weight-asian="bold" style:font-weight-complex="bold"/>
    </style:style>
    <style:style style:name="T27_2" style:family="text">
      <style:text-properties fo:font-weight="bold" style:font-weight-asian="bold" style:font-weight-complex="bold"/>
    </style:style>
    <style:style style:name="T27_3" style:family="text">
      <style:text-properties fo:font-weight="bold" style:font-weight-asian="bold" style:font-weight-complex="bold"/>
    </style:style>
    <style:style style:name="T27_4" style:family="text"/>
    <style:style style:name="P28" style:family="paragraph" style:parent-style-name="Standard">
      <style:paragraph-properties fo:text-align="justify" fo:break-before="auto" fo:line-height="107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P29" style:family="paragraph" style:parent-style-name="Standard">
      <style:paragraph-properties fo:text-align="justify" fo:break-before="auto" fo:line-height="107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P30" style:family="paragraph" style:parent-style-name="Standard">
      <style:paragraph-properties fo:text-align="justify" fo:break-before="auto" fo:line-height="107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P31" style:family="paragraph" style:parent-style-name="Standard">
      <style:paragraph-properties fo:text-align="justify" fo:break-before="auto" fo:line-height="107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P32" style:family="paragraph" style:parent-style-name="Standard">
      <style:paragraph-properties fo:text-align="justify" fo:break-before="auto" fo:line-height="107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P33" style:family="paragraph" style:parent-style-name="Standard">
      <style:paragraph-properties fo:text-align="justify" fo:break-before="auto" fo:line-height="107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P34" style:family="paragraph" style:parent-style-name="Standard">
      <style:paragraph-properties fo:text-align="justify" fo:break-before="auto" fo:line-height="107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P35" style:family="paragraph" style:parent-style-name="Standard">
      <style:paragraph-properties fo:text-align="justify" fo:break-before="auto" fo:line-height="107%" fo:margin-top="0cm" fo:margin-bottom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P36" style:family="paragraph" style:parent-style-name="Standard">
      <style:paragraph-properties fo:text-align="justify" fo:break-before="auto" fo:line-height="107%" fo:margin-bottom="0.212cm" style:writing-mode="lr-tb"/>
    </style:style>
    <style:style style:name="T36_1" style:family="text">
      <style:text-properties fo:font-weight="bold" style:font-weight-asian="bold" style:font-weight-complex="bold"/>
    </style:style>
    <style:style style:name="T36_2" style:family="text">
      <style:text-properties fo:font-weight="bold" style:font-weight-asian="bold" style:font-weight-complex="bold"/>
    </style:style>
    <style:style style:name="P37" style:family="paragraph" style:parent-style-name="Standard">
      <style:paragraph-properties fo:text-align="justify" fo:break-before="auto" fo:line-height="107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P38" style:family="paragraph" style:parent-style-name="Standard">
      <style:paragraph-properties fo:text-align="justify" fo:break-before="auto" fo:line-height="107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P39" style:family="paragraph" style:parent-style-name="Standard">
      <style:paragraph-properties fo:text-align="justify" fo:break-before="auto" fo:line-height="107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P40" style:family="paragraph" style:parent-style-name="Standard">
      <style:paragraph-properties fo:text-align="justify" fo:break-before="auto" fo:line-height="107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P41" style:family="paragraph" style:parent-style-name="Standard">
      <style:paragraph-properties fo:text-align="justify" fo:break-before="auto" fo:line-height="107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P42" style:family="paragraph" style:parent-style-name="Standard">
      <style:paragraph-properties fo:text-align="justify" fo:break-before="auto" fo:line-height="107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P43" style:family="paragraph" style:parent-style-name="Standard">
      <style:paragraph-properties fo:text-align="justify" fo:break-before="auto" fo:line-height="107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P44" style:family="paragraph" style:parent-style-name="Standard">
      <style:paragraph-properties fo:text-align="justify" fo:break-before="auto" fo:line-height="107%" fo:margin-top="0cm" fo:margin-bottom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P45" style:family="paragraph" style:parent-style-name="Standard">
      <style:paragraph-properties fo:text-align="justify" fo:break-before="auto" fo:text-indent="0.545cm" fo:line-height="107%" fo:margin-bottom="0.212cm" style:writing-mode="lr-tb"/>
    </style:style>
    <style:style style:name="T45_1" style:family="text"/>
    <style:style style:name="P46" style:family="paragraph" style:parent-style-name="Standard">
      <style:paragraph-properties fo:text-align="justify" fo:break-before="auto" fo:line-height="107%" fo:margin-bottom="0.212cm" style:writing-mode="lr-tb"/>
    </style:style>
    <style:style style:name="T46_1" style:family="text">
      <style:text-properties fo:font-weight="bold" style:font-weight-asian="bold" style:font-weight-complex="bold"/>
    </style:style>
    <style:style style:name="T46_2" style:family="text">
      <style:text-properties fo:font-weight="bold" style:font-weight-asian="bold" style:font-weight-complex="bold"/>
    </style:style>
    <style:style style:name="T46_3" style:family="text">
      <style:text-properties fo:font-weight="bold" style:font-weight-asian="bold" style:font-weight-complex="bold"/>
    </style:style>
    <style:style style:name="T46_4" style:family="text">
      <style:text-properties fo:font-weight="bold" style:font-weight-asian="bold" style:font-weight-complex="bold"/>
    </style:style>
    <style:style style:name="T46_5" style:family="text">
      <style:text-properties fo:font-weight="bold" style:font-weight-asian="bold" style:font-weight-complex="bold"/>
    </style:style>
    <style:style style:name="T46_6" style:family="text">
      <style:text-properties fo:font-weight="bold" style:font-weight-asian="bold" style:font-weight-complex="bold"/>
    </style:style>
    <style:style style:name="P47" style:family="paragraph" style:parent-style-name="Standard">
      <style:paragraph-properties fo:text-align="justify" fo:break-before="auto" fo:line-height="115%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P48" style:family="paragraph" style:parent-style-name="Standard">
      <style:paragraph-properties fo:text-align="justify"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P49" style:family="paragraph" style:parent-style-name="Standard">
      <style:paragraph-properties fo:text-align="justify"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P50" style:family="paragraph" style:parent-style-name="Standard">
      <style:paragraph-properties fo:text-align="justify" fo:break-before="auto" fo:line-height="115%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P5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P52" style:family="paragraph" style:parent-style-name="Standard">
      <style:paragraph-properties fo:text-align="justify" fo:break-before="auto" fo:line-height="107%" fo:margin-bottom="0.212cm" style:writing-mode="lr-tb"/>
    </style:style>
    <style:style style:name="T52_1" style:family="text">
      <style:text-properties fo:font-weight="bold" style:font-weight-asian="bold" style:font-weight-complex="bold"/>
    </style:style>
    <style:style style:name="T52_2" style:family="text">
      <style:text-properties fo:font-weight="bold" style:font-weight-asian="bold" style:font-weight-complex="bold"/>
    </style:style>
    <style:style style:name="P53" style:family="paragraph" style:parent-style-name="Standard">
      <style:paragraph-properties fo:text-align="justify" fo:break-before="auto" fo:text-indent="0.545cm" fo:line-height="107%" fo:margin-bottom="0.212cm" style:writing-mode="lr-tb"/>
    </style:style>
    <style:style style:name="T53_1" style:family="text"/>
    <style:style style:name="P54" style:family="paragraph" style:parent-style-name="Standard">
      <style:paragraph-properties fo:text-align="justify" fo:break-before="auto" fo:text-indent="0.545cm" fo:line-height="107%" fo:margin-bottom="0.212cm" style:writing-mode="lr-tb"/>
    </style:style>
    <style:style style:name="P55" style:family="paragraph" style:parent-style-name="Standard">
      <style:paragraph-properties fo:text-align="justify" fo:break-before="auto" fo:line-height="107%" fo:margin-bottom="0.212cm" style:writing-mode="lr-tb"/>
    </style:style>
    <style:style style:name="T55_1" style:family="text">
      <style:text-properties fo:font-weight="bold" style:font-weight-asian="bold" style:font-weight-complex="bold"/>
    </style:style>
    <style:style style:name="T55_2" style:family="text">
      <style:text-properties fo:font-weight="bold" style:font-weight-asian="bold" style:font-weight-complex="bold"/>
    </style:style>
    <style:style style:name="T55_3" style:family="text">
      <style:text-properties fo:font-weight="bold" style:font-weight-asian="bold" style:font-weight-complex="bold"/>
    </style:style>
    <style:style style:name="T55_4" style:family="text">
      <style:text-properties fo:font-weight="bold" style:font-weight-asian="bold" style:font-weight-complex="bold"/>
    </style:style>
    <style:style style:name="T55_5" style:family="text">
      <style:text-properties fo:font-weight="bold" style:font-weight-asian="bold" style:font-weight-complex="bold"/>
    </style:style>
    <style:style style:name="T55_6" style:family="text">
      <style:text-properties fo:font-weight="bold" style:font-weight-asian="bold" style:font-weight-complex="bold"/>
    </style:style>
    <style:style style:name="P56" style:family="paragraph" style:parent-style-name="Standard">
      <style:paragraph-properties fo:text-align="justify" fo:break-before="auto" fo:line-height="107%" fo:margin-top="0cm" fo:margin-bottom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P57" style:family="paragraph" style:parent-style-name="Standard">
      <style:paragraph-properties fo:text-align="justify" fo:break-before="auto" fo:text-indent="0.545cm" fo:line-height="107%" fo:margin-bottom="0.212cm" style:writing-mode="lr-tb"/>
    </style:style>
    <style:style style:name="T57_1" style:family="text"/>
    <style:style style:name="P58" style:family="paragraph" style:parent-style-name="Standard">
      <style:paragraph-properties fo:text-align="justify" fo:break-before="auto" fo:line-height="107%" fo:margin-bottom="0.212cm" style:writing-mode="lr-tb"/>
    </style:style>
    <style:style style:name="T58_1" style:family="text">
      <style:text-properties fo:font-weight="bold" style:font-weight-asian="bold" style:font-weight-complex="bold"/>
    </style:style>
    <style:style style:name="T58_2" style:family="text">
      <style:text-properties fo:font-weight="bold" style:font-weight-asian="bold" style:font-weight-complex="bold"/>
    </style:style>
    <style:style style:name="P59" style:family="paragraph" style:parent-style-name="Standard">
      <style:paragraph-properties fo:text-align="justify" fo:break-before="auto" fo:line-height="107%" fo:margin-top="0cm" fo:margin-bottom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P60" style:family="paragraph" style:parent-style-name="Standard">
      <style:paragraph-properties fo:text-align="justify" fo:break-before="auto" fo:text-indent="0.545cm" fo:line-height="107%" fo:margin-bottom="0.212cm" style:writing-mode="lr-tb"/>
    </style:style>
    <style:style style:name="T60_1" style:family="text"/>
    <style:style style:name="P61" style:family="paragraph" style:parent-style-name="Standard">
      <style:paragraph-properties fo:text-align="justify" fo:break-before="auto" fo:line-height="107%" fo:margin-bottom="0.212cm" style:writing-mode="lr-tb"/>
    </style:style>
    <style:style style:name="T61_1" style:family="text">
      <style:text-properties fo:font-weight="bold" style:font-weight-asian="bold" style:font-weight-complex="bold"/>
    </style:style>
    <style:style style:name="T61_2" style:family="text">
      <style:text-properties fo:font-weight="bold" style:font-weight-asian="bold" style:font-weight-complex="bold"/>
    </style:style>
    <style:style style:name="T61_3" style:family="text">
      <style:text-properties fo:font-weight="bold" style:font-weight-asian="bold" style:font-weight-complex="bold"/>
    </style:style>
    <style:style style:name="T61_4" style:family="text">
      <style:text-properties fo:font-weight="bold" style:font-weight-asian="bold" style:font-weight-complex="bold"/>
    </style:style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P62" style:family="paragraph" style:parent-style-name="Standard">
      <style:paragraph-properties fo:break-before="auto" fo:line-height="150%" style:writing-mode="lr-tb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><draw:frame svg:x="0cm" svg:y="0.612cm" svg:width="8.467cm" svg:height="6.35cm" draw:style-name="FR1" text:anchor-type="char" draw:z-index="0"><draw:image xlink:href="Pictures/image1.png" xlink:type="simple" xlink:show="embed" xlink:actuate="onLoad"/></draw:frame></text:p>
      <text:p text:style-name="P7"/>
      <text:p text:style-name="P8"/>
      <text:p text:style-name="P9"/>
      <text:p text:style-name="P10"/>
      <text:p text:style-name="P11"/>
      <text:p text:style-name="P12"/>
      <text:p text:style-name="P13"><text:span text:style-name="T13_1">SGB</text:span><text:span text:style-name="T13_2">_</text:span><text:span text:style-name="T13_3">ATAR</text:span><text:span text:style-name="T13_4">_</text:span><text:span text:style-name="T13_5">AtaDeR</text:span><text:span text:style-name="T13_6">euniaoGestao</text:span><text:span text:style-name="T13_7">006</text:span></text:p>
      <text:p text:style-name="P14"><text:span text:style-name="T14_1">Versão</text:span><text:span text:style-name="T14_2"><text:s/>1.0</text:span></text:p>
      <text:p text:style-name="P15"/>
      <text:p text:style-name="P16"/>
      <text:p text:style-name="P17"/>
      <text:p text:style-name="P18"/>
      <text:p text:style-name="P19"/>
      <text:p text:style-name="P20"><text:span text:style-name="T20_1">Projeto</text:span><text:span text:style-name="T20_2">:<text:s/></text:span><text:span text:style-name="T20_3">Sistema</text:span><text:span text:style-name="T20_4"><text:s/></text:span><text:span text:style-name="T20_5">de</text:span><text:span text:style-name="T20_6"><text:s/></text:span><text:span text:style-name="T20_7">Gestão</text:span><text:span text:style-name="T20_8"><text:s/></text:span><text:span text:style-name="T20_9">Bibliográfica</text:span></text:p>
      <text:p text:style-name="P21"><text:span text:style-name="T21_1">Número</text:span><text:span text:style-name="T21_2"><text:s/></text:span><text:span text:style-name="T21_3">da</text:span><text:span text:style-name="T21_4"><text:s/></text:span><text:span text:style-name="T21_5">Ata</text:span><text:span text:style-name="T21_6">:</text:span><text:span text:style-name="T21_7"><text:s/>00</text:span><text:span text:style-name="T21_8">6</text:span><text:span text:style-name="T21_9">.</text:span></text:p>
      <text:p text:style-name="P22"><text:span text:style-name="T22_1">Data</text:span><text:span text:style-name="T22_2"><text:s/></text:span><text:span text:style-name="T22_3">da</text:span><text:span text:style-name="T22_4"><text:s/></text:span><text:span text:style-name="T22_5">reunião</text:span><text:span text:style-name="T22_6">:</text:span><text:span text:style-name="T22_7"><text:s/>1</text:span><text:span text:style-name="T22_8">9</text:span><text:span text:style-name="T22_9">/11/2012</text:span><text:span text:style-name="T22_10">.</text:span></text:p>
      <text:p text:style-name="P23"><text:span text:style-name="T23_1">Local</text:span><text:span text:style-name="T23_2">:<text:s/></text:span><text:span text:style-name="T23_3">Centro</text:span><text:span text:style-name="T23_4"><text:s/></text:span><text:span text:style-name="T23_5">de</text:span><text:span text:style-name="T23_6"><text:s/></text:span><text:span text:style-name="T23_7">Aulas</text:span><text:span text:style-name="T23_8"><text:s/></text:span><text:span text:style-name="T23_9">A</text:span><text:span text:style-name="T23_10"><text:s/>-<text:s/></text:span><text:span text:style-name="T23_11">Sala</text:span><text:span text:style-name="T23_12"><text:s/>106.</text:span></text:p>
      <text:p text:style-name="P24"><text:span text:style-name="T24_1">Horário</text:span><text:span text:style-name="T24_2"><text:s/></text:span><text:span text:style-name="T24_3">de</text:span><text:span text:style-name="T24_4"><text:s/></text:span><text:span text:style-name="T24_5">Início</text:span><text:span text:style-name="T24_6">:</text:span><text:span text:style-name="T24_7"><text:s/></text:span><text:span text:style-name="T24_8">19</text:span><text:span text:style-name="T24_9">:00.</text:span><text:span text:style-name="T24_10"><text:s/></text:span><text:span text:style-name="T24_11">Horário</text:span><text:span text:style-name="T24_12"><text:s/></text:span><text:span text:style-name="T24_13">de</text:span><text:span text:style-name="T24_14"><text:s/></text:span><text:span text:style-name="T24_15">Término</text:span><text:span text:style-name="T24_16">:<text:s/>22:00.</text:span></text:p>
      <text:p text:style-name="P25"><text:span text:style-name="T25_1">Autor</text:span><text:span text:style-name="T25_2">:</text:span><text:span text:style-name="T25_3"><text:s/></text:span><text:span text:style-name="T25_4">José</text:span><text:span text:style-name="T25_5"><text:s/></text:span><text:span text:style-name="T25_6">Leonardo</text:span></text:p>
      <text:p text:style-name="P26"/>
      <text:p text:style-name="P27"><text:span text:style-name="T27_1">Participantes</text:span><text:span text:style-name="T27_2"><text:s/></text:span><text:span text:style-name="T27_3">Presentes</text:span><text:span text:style-name="T27_4">:</text:span></text:p>
      <text:list text:style-name="LS1" xml:id="list0">
        <text:list-item>
          <text:p text:style-name="P28"><text:span text:style-name="T28_1">Victor</text:span><text:span text:style-name="T28_2"><text:s/></text:span><text:span text:style-name="T28_3">Ribeiro</text:span><text:span text:style-name="T28_4"><text:s/>-<text:s/></text:span><text:span text:style-name="T28_5">Gestor</text:span><text:span text:style-name="T28_6"><text:s/></text:span><text:span text:style-name="T28_7">de</text:span><text:span text:style-name="T28_8"><text:s/></text:span><text:span text:style-name="T28_9">Escopo</text:span></text:p>
        </text:list-item>
        <text:list-item>
          <text:p text:style-name="P29"><text:span text:style-name="T29_1">Diogo</text:span><text:span text:style-name="T29_2"><text:s/></text:span><text:span text:style-name="T29_3">Ribeiro</text:span><text:span text:style-name="T29_4"><text:s/>-<text:s/></text:span><text:span text:style-name="T29_5">Gestor</text:span><text:span text:style-name="T29_6"><text:s/></text:span><text:span text:style-name="T29_7">de</text:span><text:span text:style-name="T29_8"><text:s/></text:span><text:span text:style-name="T29_9">Escopo</text:span></text:p>
        </text:list-item>
        <text:list-item>
          <text:p text:style-name="P30"><text:span text:style-name="T30_1">Bruno</text:span><text:span text:style-name="T30_2"><text:s/></text:span><text:span text:style-name="T30_3">Maia</text:span><text:span text:style-name="T30_4"><text:s/>-<text:s/></text:span><text:span text:style-name="T30_5">Gestor</text:span><text:span text:style-name="T30_6"><text:s/></text:span><text:span text:style-name="T30_7">de</text:span><text:span text:style-name="T30_8"><text:s/></text:span><text:span text:style-name="T30_9">Escopo</text:span></text:p>
        </text:list-item>
        <text:list-item>
          <text:p text:style-name="P31"><text:span text:style-name="T31_1">José</text:span><text:span text:style-name="T31_2"><text:s/></text:span><text:span text:style-name="T31_3">Leonardo</text:span><text:span text:style-name="T31_4"><text:s/>-<text:s/></text:span><text:span text:style-name="T31_5">Gestor</text:span><text:span text:style-name="T31_6"><text:s/></text:span><text:span text:style-name="T31_7">de</text:span><text:span text:style-name="T31_8"><text:s/></text:span><text:span text:style-name="T31_9">Comunicação</text:span><text:span text:style-name="T31_10"><text:s/></text:span><text:span text:style-name="T31_11">e</text:span><text:span text:style-name="T31_12"><text:s/></text:span><text:span text:style-name="T31_13">RH</text:span></text:p>
        </text:list-item>
        <text:list-item>
          <text:p text:style-name="P32"><text:span text:style-name="T32_1">Igor</text:span><text:span text:style-name="T32_2"><text:s/>-<text:s/></text:span><text:span text:style-name="T32_3">Gestor</text:span><text:span text:style-name="T32_4"><text:s/></text:span><text:span text:style-name="T32_5">de</text:span><text:span text:style-name="T32_6"><text:s/></text:span><text:span text:style-name="T32_7">Tempo</text:span></text:p>
        </text:list-item>
        <text:list-item>
          <text:p text:style-name="P33"><text:span text:style-name="T33_1">Hélius</text:span><text:span text:style-name="T33_2"><text:s/></text:span><text:span text:style-name="T33_3">Karum</text:span><text:span text:style-name="T33_4"><text:s/>-<text:s/></text:span><text:span text:style-name="T33_5">Gestor</text:span><text:span text:style-name="T33_6"><text:s/></text:span><text:span text:style-name="T33_7">de</text:span><text:span text:style-name="T33_8"><text:s/></text:span><text:span text:style-name="T33_9">Integração</text:span></text:p>
        </text:list-item>
        <text:list-item>
          <text:p text:style-name="P34"><text:span text:style-name="T34_1">Marco</text:span><text:span text:style-name="T34_2"><text:s/></text:span><text:span text:style-name="T34_3">Aurélio</text:span><text:span text:style-name="T34_4"><text:s/>-<text:s/></text:span><text:span text:style-name="T34_5">Gestor</text:span><text:span text:style-name="T34_6"><text:s/></text:span><text:span text:style-name="T34_7">de</text:span><text:span text:style-name="T34_8"><text:s/></text:span><text:span text:style-name="T34_9">Requisitos</text:span></text:p>
        </text:list-item>
        <text:list-item>
          <text:p text:style-name="P35"><text:span text:style-name="T35_1">Bruno</text:span><text:span text:style-name="T35_2"><text:s/></text:span><text:span text:style-name="T35_3">Blumenschein</text:span><text:span text:style-name="T35_4"><text:s/>-<text:s/></text:span><text:span text:style-name="T35_5">Gestor</text:span><text:span text:style-name="T35_6"><text:s/></text:span><text:span text:style-name="T35_7">de</text:span><text:span text:style-name="T35_8"><text:s/></text:span><text:span text:style-name="T35_9">Integração</text:span></text:p>
        </text:list-item>
      </text:list>
      <text:p text:style-name="P36"><text:span text:style-name="T36_1">Pauta</text:span><text:span text:style-name="T36_2">:</text:span></text:p>
      <text:list text:style-name="LS2" xml:id="list8">
        <text:list-item>
          <text:p text:style-name="P37"><text:span text:style-name="T37_1">Validação</text:span><text:span text:style-name="T37_2"><text:s/></text:span><text:span text:style-name="T37_3">d</text:span><text:span text:style-name="T37_4">os</text:span><text:span text:style-name="T37_5"><text:s/></text:span><text:span text:style-name="T37_6">produtos</text:span><text:span text:style-name="T37_7"><text:s/></text:span><text:span text:style-name="T37_8">da</text:span><text:span text:style-name="T37_9"><text:s/></text:span><text:span text:style-name="T37_10">EAP</text:span><text:span text:style-name="T37_11">;</text:span></text:p>
        </text:list-item>
        <text:list-item>
          <text:p text:style-name="P38"><text:span text:style-name="T38_1">Identificação</text:span><text:span text:style-name="T38_2"><text:s/></text:span><text:span text:style-name="T38_3">das</text:span><text:span text:style-name="T38_4"><text:s/></text:span><text:span text:style-name="T38_5">principais</text:span><text:span text:style-name="T38_6"><text:s/></text:span><text:span text:style-name="T38_7">atividades</text:span><text:span text:style-name="T38_8"><text:s/></text:span><text:span text:style-name="T38_9">da</text:span><text:span text:style-name="T38_10"><text:s/></text:span><text:span text:style-name="T38_11">iteração</text:span><text:span text:style-name="T38_12">.</text:span></text:p>
        </text:list-item>
        <text:list-item>
          <text:p text:style-name="P39"><text:span text:style-name="T39_1">Análise</text:span><text:span text:style-name="T39_2"><text:s/></text:span><text:span text:style-name="T39_3">da</text:span><text:span text:style-name="T39_4"><text:s/></text:span><text:span text:style-name="T39_5">criação</text:span><text:span text:style-name="T39_6"><text:s/></text:span><text:span text:style-name="T39_7">do</text:span><text:span text:style-name="T39_8"><text:s/></text:span><text:span text:style-name="T39_9">relatório</text:span><text:span text:style-name="T39_10"><text:s/></text:span><text:span text:style-name="T39_11">de</text:span><text:span text:style-name="T39_12"><text:s/></text:span><text:span text:style-name="T39_13">ocorrencia</text:span><text:span text:style-name="T39_14"><text:s/></text:span><text:span text:style-name="T39_15">de</text:span><text:span text:style-name="T39_16"><text:s/></text:span><text:span text:style-name="T39_17">recursos</text:span><text:span text:style-name="T39_18"><text:s/></text:span><text:span text:style-name="T39_19">humanos</text:span><text:span text:style-name="T39_20">.</text:span></text:p>
        </text:list-item>
        <text:list-item>
          <text:p text:style-name="P40"><text:span text:style-name="T40_1">Unir</text:span><text:span text:style-name="T40_2"><text:s/></text:span><text:span text:style-name="T40_3">Papéis</text:span><text:span text:style-name="T40_4"><text:s/></text:span><text:span text:style-name="T40_5">de</text:span><text:span text:style-name="T40_6"><text:s/></text:span><text:span text:style-name="T40_7">Integração</text:span><text:span text:style-name="T40_8"><text:s/>+<text:s/></text:span><text:span text:style-name="T40_9">Riscos</text:span></text:p>
        </text:list-item>
        <text:list-item>
          <text:p text:style-name="P41"><text:span text:style-name="T41_1">Atualizar</text:span><text:span text:style-name="T41_2"><text:s/></text:span><text:span text:style-name="T41_3">todos</text:span><text:span text:style-name="T41_4"><text:s/></text:span><text:span text:style-name="T41_5">os</text:span><text:span text:style-name="T41_6"><text:s/></text:span><text:span text:style-name="T41_7">documentos</text:span><text:span text:style-name="T41_8"><text:s/></text:span><text:span text:style-name="T41_9">da</text:span><text:span text:style-name="T41_10"><text:s/></text:span><text:span text:style-name="T41_11">sua</text:span><text:span text:style-name="T41_12"><text:s/></text:span><text:span text:style-name="T41_13">área</text:span><text:span text:style-name="T41_14"><text:s/></text:span><text:span text:style-name="T41_15">mesmo</text:span><text:span text:style-name="T41_16"><text:s/></text:span><text:span text:style-name="T41_17">que</text:span><text:span text:style-name="T41_18"><text:s/></text:span><text:span text:style-name="T41_19">seja</text:span><text:span text:style-name="T41_20"><text:s/></text:span><text:span text:style-name="T41_21">de</text:span><text:span text:style-name="T41_22"><text:s/></text:span><text:span text:style-name="T41_23">iterações</text:span><text:span text:style-name="T41_24"><text:s/></text:span><text:span text:style-name="T41_25">anteriores</text:span><text:span text:style-name="T41_26">,<text:s/></text:span><text:span text:style-name="T41_27">gerados</text:span><text:span text:style-name="T41_28"><text:s/></text:span><text:span text:style-name="T41_29">por</text:span><text:span text:style-name="T41_30"><text:s/></text:span><text:span text:style-name="T41_31">outra</text:span><text:span text:style-name="T41_32"><text:s/></text:span><text:span text:style-name="T41_33">pessoa</text:span><text:span text:style-name="T41_34">.</text:span></text:p>
        </text:list-item>
        <text:list-item>
          <text:p text:style-name="P42"><text:span text:style-name="T42_1">Criação</text:span><text:span text:style-name="T42_2"><text:s/></text:span><text:span text:style-name="T42_3">do</text:span><text:span text:style-name="T42_4"><text:s/></text:span><text:span text:style-name="T42_5">relatórios</text:span><text:span text:style-name="T42_6"><text:s/></text:span><text:span text:style-name="T42_7">de</text:span><text:span text:style-name="T42_8"><text:s/></text:span><text:span text:style-name="T42_9">Problemas</text:span><text:span text:style-name="T42_10"><text:s/></text:span><text:span text:style-name="T42_11">e</text:span><text:span text:style-name="T42_12"><text:s/></text:span><text:span text:style-name="T42_13">ações</text:span><text:span text:style-name="T42_14"><text:s/></text:span><text:span text:style-name="T42_15">corretivas</text:span><text:span text:style-name="T42_16"><text:s/>–<text:s/></text:span><text:span text:style-name="T42_17">um</text:span><text:span text:style-name="T42_18"><text:s/></text:span><text:span text:style-name="T42_19">pra</text:span><text:span text:style-name="T42_20"><text:s/></text:span><text:span text:style-name="T42_21">cada</text:span><text:span text:style-name="T42_22"><text:s/></text:span><text:span text:style-name="T42_23">gestão</text:span><text:span text:style-name="T42_24">.<text:s/></text:span><text:span text:style-name="T42_25">Até</text:span><text:span text:style-name="T42_26"><text:s/></text:span><text:span text:style-name="T42_27">a</text:span><text:span text:style-name="T42_28"><text:s/></text:span><text:span text:style-name="T42_29">última</text:span><text:span text:style-name="T42_30"><text:s/></text:span><text:span text:style-name="T42_31">Quarta</text:span><text:span text:style-name="T42_32">-</text:span><text:span text:style-name="T42_33">feira</text:span><text:span text:style-name="T42_34"><text:s/>28/11/2012</text:span></text:p>
        </text:list-item>
        <text:list-item>
          <text:p text:style-name="P43"><text:span text:style-name="T43_1">Realização</text:span><text:span text:style-name="T43_2"><text:s/></text:span><text:span text:style-name="T43_3">de</text:span><text:span text:style-name="T43_4"><text:s/></text:span><text:span text:style-name="T43_5">um</text:span><text:span text:style-name="T43_6"><text:s/></text:span><text:span text:style-name="T43_7">Dojos</text:span><text:span text:style-name="T43_8"><text:s/></text:span><text:span text:style-name="T43_9">somente</text:span><text:span text:style-name="T43_10"><text:s/></text:span><text:span text:style-name="T43_11">com</text:span><text:span text:style-name="T43_12"><text:s/></text:span><text:span text:style-name="T43_13">o</text:span><text:span text:style-name="T43_14"><text:s/></text:span><text:span text:style-name="T43_15">desenvolvimento</text:span><text:span text:style-name="T43_16">.</text:span></text:p>
        </text:list-item>
        <text:list-item>
          <text:p text:style-name="P44"><text:span text:style-name="T44_1">Identificação</text:span><text:span text:style-name="T44_2"><text:s/></text:span><text:span text:style-name="T44_3">dos</text:span><text:span text:style-name="T44_4"><text:s/></text:span><text:span text:style-name="T44_5">riscos</text:span><text:span text:style-name="T44_6"><text:s/></text:span><text:span text:style-name="T44_7">Macros</text:span><text:span text:style-name="T44_8">.</text:span></text:p>
        </text:list-item>
      </text:list>
      <text:p text:style-name="P45"><text:span text:style-name="T45_1"> </text:span></text:p>
      <text:p text:style-name="P46"><text:span text:style-name="T46_1">Registro</text:span><text:span text:style-name="T46_2"><text:s/></text:span><text:span text:style-name="T46_3">de</text:span><text:span text:style-name="T46_4"><text:s/></text:span><text:span text:style-name="T46_5">Decisões</text:span><text:span text:style-name="T46_6">:</text:span></text:p>
      <text:list text:style-name="LS3" xml:id="list16">
        <text:list-item>
          <text:p text:style-name="P47"><text:span text:style-name="T47_1"> </text:span><text:span text:style-name="T47_2">EAP</text:span><text:span text:style-name="T47_3"><text:s/></text:span><text:span text:style-name="T47_4">Validada</text:span></text:p>
        </text:list-item>
        <text:list-item>
          <text:p text:style-name="P48"><text:span text:style-name="T48_1">Atividades</text:span><text:span text:style-name="T48_2"><text:s/></text:span><text:span text:style-name="T48_3">serão</text:span><text:span text:style-name="T48_4"><text:s/></text:span><text:span text:style-name="T48_5">criadas</text:span><text:span text:style-name="T48_6"><text:s/></text:span><text:span text:style-name="T48_7">no</text:span><text:span text:style-name="T48_8"><text:s/></text:span><text:span text:style-name="T48_9">red</text:span><text:span text:style-name="T48_10"><text:s/></text:span><text:span text:style-name="T48_11">mine</text:span><text:span text:style-name="T48_12"><text:s/></text:span><text:span text:style-name="T48_13">e</text:span><text:span text:style-name="T48_14"><text:s/></text:span><text:span text:style-name="T48_15">encaminhadas</text:span><text:span text:style-name="T48_16"><text:s/></text:span><text:span text:style-name="T48_17">ao</text:span><text:span text:style-name="T48_18"><text:s/></text:span><text:span text:style-name="T48_19">supervisor</text:span><text:span text:style-name="T48_20"><text:s/></text:span><text:span text:style-name="T48_21">de</text:span><text:span text:style-name="T48_22"><text:s/></text:span><text:span text:style-name="T48_23">cada</text:span><text:span text:style-name="T48_24"><text:s/></text:span><text:span text:style-name="T48_25">cargo</text:span></text:p>
        </text:list-item>
        <text:list-item>
          <text:p text:style-name="P49"><text:span text:style-name="T49_1">Documento</text:span><text:span text:style-name="T49_2"><text:s/></text:span><text:span text:style-name="T49_3">de</text:span><text:span text:style-name="T49_4"><text:s/></text:span><text:span text:style-name="T49_5">ocorrencia</text:span><text:span text:style-name="T49_6"><text:s/></text:span><text:span text:style-name="T49_7">de</text:span><text:span text:style-name="T49_8"><text:s/></text:span><text:span text:style-name="T49_9">RH</text:span><text:span text:style-name="T49_10"><text:s/></text:span><text:span text:style-name="T49_11">será</text:span><text:span text:style-name="T49_12"><text:s/></text:span><text:span text:style-name="T49_13">criado</text:span><text:span text:style-name="T49_14"><text:s/></text:span><text:span text:style-name="T49_15">pelo</text:span><text:span text:style-name="T49_16"><text:s/></text:span><text:span text:style-name="T49_17">Gestor</text:span><text:span text:style-name="T49_18"><text:s/></text:span><text:span text:style-name="T49_19">de</text:span><text:span text:style-name="T49_20"><text:s/></text:span><text:span text:style-name="T49_21">Comunicação</text:span><text:span text:style-name="T49_22"><text:s/></text:span><text:span text:style-name="T49_23">e</text:span><text:span text:style-name="T49_24"><text:s/></text:span><text:span text:style-name="T49_25">RH</text:span></text:p>
        </text:list-item>
        <text:list-item>
          <text:p text:style-name="P50"><text:span text:style-name="T50_1">Papéis</text:span><text:span text:style-name="T50_2"><text:s/></text:span><text:span text:style-name="T50_3">de</text:span><text:span text:style-name="T50_4"><text:s/></text:span><text:span text:style-name="T50_5">Integração</text:span><text:span text:style-name="T50_6"><text:s/></text:span><text:span text:style-name="T50_7">e</text:span><text:span text:style-name="T50_8"><text:s/></text:span><text:span text:style-name="T50_9">Riscos</text:span><text:span text:style-name="T50_10"><text:s/></text:span><text:span text:style-name="T50_11">Unificados</text:span></text:p>
        </text:list-item>
        <text:list-item>
          <text:p text:style-name="P51"><text:span text:style-name="T51_1">Realização</text:span><text:span text:style-name="T51_2"><text:s/></text:span><text:span text:style-name="T51_3">de</text:span><text:span text:style-name="T51_4"><text:s/></text:span><text:span text:style-name="T51_5">um</text:span><text:span text:style-name="T51_6"><text:s/></text:span><text:span text:style-name="T51_7">Dojo</text:span><text:span text:style-name="T51_8"><text:s/></text:span><text:span text:style-name="T51_9">dia</text:span><text:span text:style-name="T51_10"><text:s/>22/11/2012<text:s/></text:span><text:span text:style-name="T51_11">com</text:span><text:span text:style-name="T51_12"><text:s/></text:span><text:span text:style-name="T51_13">o</text:span><text:span text:style-name="T51_14"><text:s/></text:span><text:span text:style-name="T51_15">desenvolvimento</text:span><text:span text:style-name="T51_16">,<text:s/></text:span><text:span text:style-name="T51_17">teste</text:span><text:span text:style-name="T51_18"><text:s/></text:span><text:span text:style-name="T51_19">e</text:span><text:span text:style-name="T51_20"><text:s/></text:span><text:span text:style-name="T51_21">projeto</text:span></text:p>
        </text:list-item>
      </text:list>
      <text:p text:style-name="P52"><text:span text:style-name="T52_1">Compromissos</text:span><text:span text:style-name="T52_2">:</text:span></text:p>
      <text:p text:style-name="P53"><text:span text:style-name="T53_1"> </text:span></text:p>
      <text:p text:style-name="P54"/>
      <text:p text:style-name="P55"><text:span text:style-name="T55_1">Itens</text:span><text:span text:style-name="T55_2"><text:s/></text:span><text:span text:style-name="T55_3">Não</text:span><text:span text:style-name="T55_4"><text:s/></text:span><text:span text:style-name="T55_5">Resolvidos</text:span><text:span text:style-name="T55_6">:</text:span></text:p>
      <text:list text:style-name="LS4" xml:id="list21">
        <text:list-item>
          <text:p text:style-name="P56"><text:span text:style-name="T56_1">Não</text:span><text:span text:style-name="T56_2"><text:s/></text:span><text:span text:style-name="T56_3">houveram</text:span><text:span text:style-name="T56_4"><text:s/></text:span><text:span text:style-name="T56_5">itens</text:span><text:span text:style-name="T56_6"><text:s/></text:span><text:span text:style-name="T56_7">não</text:span><text:span text:style-name="T56_8"><text:s/></text:span><text:span text:style-name="T56_9">resolvidos</text:span><text:span text:style-name="T56_10"><text:s/></text:span><text:span text:style-name="T56_11">nesta</text:span><text:span text:style-name="T56_12"><text:s/></text:span><text:span text:style-name="T56_13">reunião</text:span><text:span text:style-name="T56_14">.</text:span></text:p>
        </text:list-item>
      </text:list>
      <text:p text:style-name="P57"><text:span text:style-name="T57_1"> </text:span></text:p>
      <text:p text:style-name="P58"><text:span text:style-name="T58_1">Observações</text:span><text:span text:style-name="T58_2">:</text:span></text:p>
      <text:list text:style-name="LS5" xml:id="list22">
        <text:list-item>
          <text:p text:style-name="P59"><text:span text:style-name="T59_1">Sem</text:span><text:span text:style-name="T59_2"><text:s/></text:span><text:span text:style-name="T59_3">observações</text:span><text:span text:style-name="T59_4"><text:s/></text:span><text:span text:style-name="T59_5">pertinentes</text:span><text:span text:style-name="T59_6">.</text:span></text:p>
        </text:list-item>
      </text:list>
      <text:p text:style-name="P60"><text:span text:style-name="T60_1"> </text:span></text:p>
      <text:p text:style-name="P61"><text:span text:style-name="T61_1">Próxima</text:span><text:span text:style-name="T61_2"><text:s/></text:span><text:span text:style-name="T61_3">Reunião</text:span><text:span text:style-name="T61_4">:</text:span><text:span text:style-name="T61_5"><text:s/></text:span><text:span text:style-name="T61_6">Ainda</text:span><text:span text:style-name="T61_7"><text:s/></text:span><text:span text:style-name="T61_8">não</text:span><text:span text:style-name="T61_9"><text:s/></text:span><text:span text:style-name="T61_10">definida</text:span><text:span text:style-name="T61_11">.</text:span></text:p>
      <text:p text:style-name="P6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7%" fo:margin-top="0cm" fo:margin-bottom="0.28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7%" fo:margin-top="0.423cm" fo:margin-bottom="0cm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>
      <style:paragraph-properties fo:break-before="auto" fo:line-height="107%" fo:margin-top="0.282cm" fo:margin-bottom="0cm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>
      <style:paragraph-properties fo:break-before="auto" fo:line-height="107%" fo:margin-top="0.282cm" fo:margin-bottom="0cm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>
      <style:paragraph-properties fo:break-before="auto" fo:line-height="107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7%" fo:margin-top="0.388cm" fo:margin-bottom="0.071cm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7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7%" fo:margin-top="0.423cm" fo:margin-bottom="0.106cm" style:writing-mode="lr-tb"/>
      <style:text-properties fo:font-size="16pt" style:font-size-asian="16pt" style:font-size-complex="1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7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2cm" fo:padding-left="0cm" fo:margin-left="2cm" fo:padding-right="0cm" fo:margin-right="2cm"/>
      <style:header-style>
        <style:header-footer-properties fo:min-height="0.751cm" fo:margin-bottom="0.751cm" style:dynamic-spacing="true"/>
      </style:header-style>
    </style:page-layout>
    <style:style style:name="P1" style:family="paragraph" style:parent-style-name="Standard" style:master-page-name="Standard">
      <style:paragraph-properties fo:text-align="justify" fo:break-before="auto" fo:line-height="100%" style:writing-mode="lr-tb"/>
    </style:style>
    <style:style style:name="Table1" style:family="table">
      <style:table-properties table:align="left" style:width="16.986cm" fo:margin-left="0.176cm"/>
    </style:style>
    <style:style style:name="Column1" style:family="table-column">
      <style:table-column-properties style:column-width="13.864cm"/>
    </style:style>
    <style:style style:name="Column2" style:family="table-column">
      <style:table-column-properties style:column-width="3.122cm"/>
    </style:style>
    <style:style style:name="Row1" style:family="table-row"/>
    <style:style style:name="Cell1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2" style:family="paragraph" style:parent-style-name="Standard">
      <style:paragraph-properties fo:text-align="left" fo:break-before="auto" fo:text-indent="0cm" fo:line-height="100%" fo:margin-top="0cm" fo:margin-bottom="0.282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bottom="0.282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text-indent="0cm" fo:line-height="100%" fo:margin-top="0cm" fo:margin-bottom="0.282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5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" style:family="paragraph" style:parent-style-name="Standard">
      <style:paragraph-properties fo:text-align="justify" fo:break-before="auto" fo:line-height="100%" style:writing-mode="lr-tb"/>
    </style:style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column table:style-name="Column2"/>
          <table:table-row table:style-name="Row1">
            <table:table-cell table:style-name="Cell1">
              <text:p text:style-name="P2"><text:span text:style-name="T2_1">Fábrica</text:span><text:span text:style-name="T2_2"><text:s/></text:span><text:span text:style-name="T2_3">de</text:span><text:span text:style-name="T2_4"><text:s/></text:span><text:span text:style-name="T2_5">Software</text:span><text:span text:style-name="T2_6"><text:s/>–<text:s/></text:span><text:span text:style-name="T2_7">Instituto</text:span><text:span text:style-name="T2_8"><text:s/></text:span><text:span text:style-name="T2_9">de</text:span><text:span text:style-name="T2_10"><text:s/></text:span><text:span text:style-name="T2_11">Informática</text:span><text:span text:style-name="T2_12"><text:s/>–<text:s/></text:span><text:span text:style-name="T2_13">Universidade</text:span><text:span text:style-name="T2_14"><text:s/></text:span><text:span text:style-name="T2_15">Federal</text:span><text:span text:style-name="T2_16"><text:s/></text:span><text:span text:style-name="T2_17">de</text:span><text:span text:style-name="T2_18"><text:s/></text:span><text:span text:style-name="T2_19">Goiás</text:span></text:p>
              <text:p text:style-name="P3"><text:span text:style-name="T3_1">Sistema</text:span><text:span text:style-name="T3_2"><text:s/></text:span><text:span text:style-name="T3_3">de</text:span><text:span text:style-name="T3_4"><text:s/></text:span><text:span text:style-name="T3_5">Gestão</text:span><text:span text:style-name="T3_6"><text:s/></text:span><text:span text:style-name="T3_7">Bibliográfica</text:span></text:p>
              <text:p text:style-name="P4"><text:span text:style-name="T4_1">SGB</text:span><text:span text:style-name="T4_2">_</text:span><text:span text:style-name="T4_3">ATAR</text:span><text:span text:style-name="T4_4">_</text:span><text:span text:style-name="T4_5">AtaDeReuniaoUsabilidade</text:span><text:span text:style-name="T4_6">001<text:s/></text:span><text:span text:style-name="T4_7">Versão</text:span><text:span text:style-name="T4_8"><text:s/>1.0</text:span></text:p>
            </table:table-cell>
            <table:table-cell table:style-name="Cell2">
              <text:p text:style-name="P5"><draw:frame svg:x="0cm" svg:y="0cm" svg:width="2.514cm" svg:height="1.879cm" draw:style-name="FR1" text:anchor-type="as-char" draw:z-index="0"><draw:image xlink:href="Pictures/image2.png" xlink:type="simple" xlink:show="embed" xlink:actuate="onLoad"/></draw:frame></text:p>
            </table:table-cell>
          </table:table-row>
        </table:table>
        <text:p text:style-name="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